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0fde" officeooo:paragraph-rsid="001d0fde"/>
    </style:style>
    <style:style style:name="P2" style:family="paragraph" style:parent-style-name="Standard">
      <style:text-properties officeooo:rsid="001d0fde" officeooo:paragraph-rsid="001d0fde" fo:background-color="#ffff00"/>
    </style:style>
    <style:style style:name="P3" style:family="paragraph" style:parent-style-name="Standard">
      <style:text-properties officeooo:rsid="001d0fde" officeooo:paragraph-rsid="001d0fde" fo:background-color="#ffff00"/>
    </style:style>
    <style:style style:name="P4" style:family="paragraph" style:parent-style-name="Standard">
      <style:text-properties officeooo:rsid="001d0fde" officeooo:paragraph-rsid="001d0fde" fo:background-color="#999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<text:tab/>ESTCMP050<text:tab/>Computação, Ética, Homem E Sociedade<text:tab/>2<text:tab/>30</text:p>
      <text:p text:style-name="P1">1<text:tab/>ESTCMP001<text:tab/>Introdução A Computação<text:tab/>4<text:tab/>90</text:p>
      <text:p text:style-name="P2">1<text:tab/>ESTCMP009<text:tab/>Introdução A Programação De Computadores<text:tab/>3<text:tab/>60</text:p>
      <text:p text:style-name="P2">1<text:tab/>ESTBAS011<text:tab/><text:tab/>Introdução À Administração<text:tab/>3<text:tab/>45</text:p>
      <text:p text:style-name="P2">1<text:tab/>ESTBAS017<text:tab/><text:tab/>Introdução À Economia<text:tab/>3<text:tab/>45</text:p>
      <text:p text:style-name="P2">1<text:tab/>ESTBAS004<text:tab/><text:tab/>Introdução Às Ciências Do Ambiente<text:tab/>2<text:tab/>30</text:p>
      <text:p text:style-name="P1">1<text:tab/>ESTCMP028<text:tab/>Matemática Básica<text:tab/>6<text:tab/>90</text:p>
      <text:p text:style-name="P2">2<text:tab/>ESTBAS002<text:tab/><text:tab/>Cálculo I<text:tab/>6<text:tab/>90</text:p>
      <text:p text:style-name="P1">2<text:tab/>ESTCMP100<text:tab/>Fundamentos De Sistemas De Informação<text:tab/>4<text:tab/>60</text:p>
      <text:p text:style-name="P1">2<text:tab/>ESTCMP060<text:tab/>Laboratório De Programação De Computadores I<text:tab/>3<text:tab/>60</text:p>
      <text:p text:style-name="P2">2<text:tab/>ESTCMP029<text:tab/>Matemática Discreta<text:tab/>4<text:tab/>60</text:p>
      <text:p text:style-name="P1">2<text:tab/>ESTCMP002<text:tab/>Organização E Arquitetura De Computadores<text:tab/>4<text:tab/>60</text:p>
      <text:p text:style-name="P2">2<text:tab/>ESTCMP010<text:tab/>Programação De Computadores E Algoritmos<text:tab/>3<text:tab/>60</text:p>
      <text:p text:style-name="P3">2<text:tab/>ESTBAS001<text:tab/><text:tab/>Álgebra Linear I<text:tab/>4<text:tab/>60</text:p>
      <text:p text:style-name="P2">3<text:tab/>ESTCMP011<text:tab/>Algoritmos E Estrutura De Dados I<text:tab/>4<text:tab/>90</text:p>
      <text:p text:style-name="P2">3<text:tab/>ESTCMP034<text:tab/>Empreendedorismo Digital I<text:tab/>4<text:tab/>60</text:p>
      <text:p text:style-name="P3">3<text:tab/>ESTCMP030<text:tab/>Fundamentos Teóricos Da Computação<text:tab/>4<text:tab/>60</text:p>
      <text:p text:style-name="P2">3<text:tab/>ESTBAS050<text:tab/><text:tab/>Probabilidade E Estatística<text:tab/>4<text:tab/>60</text:p>
      <text:p text:style-name="P2">3<text:tab/>ESTCMP021<text:tab/>Projeto De Programas<text:tab/>4<text:tab/>90</text:p>
      <text:p text:style-name="P1">3<text:tab/>ESTCMP007<text:tab/>Sistemas Operacionais I<text:tab/>4<text:tab/>60</text:p>
      <text:p text:style-name="P2">4<text:tab/>ESTCMP012<text:tab/>Algoritmos E Estrutura De Dados Ii<text:tab/>4<text:tab/>90</text:p>
      <text:p text:style-name="P3">4<text:tab/>ESTCMP022<text:tab/>Banco De Dados I<text:tab/>3<text:tab/>60</text:p>
      <text:p text:style-name="P1">4<text:tab/>ESTCMP035<text:tab/>Empreendedorismo Digital Ii<text:tab/>4<text:tab/>60</text:p>
      <text:p text:style-name="P2">4<text:tab/>ESTCMP024<text:tab/>Modelagem E Projeto De Sistemas<text:tab/>4<text:tab/>90</text:p>
      <text:p text:style-name="P1">4<text:tab/>ESTCMP005<text:tab/>Paradigmas De Linguagens De Programação<text:tab/>3<text:tab/>60</text:p>
      <text:p text:style-name="P1">4<text:tab/>ESTCMP016<text:tab/>Redes De Computadores I<text:tab/>4<text:tab/>60</text:p>
      <text:p text:style-name="P1">5<text:tab/>ESTCMP023<text:tab/>Banco De Dados Ii<text:tab/>3<text:tab/>60</text:p>
      <text:p text:style-name="P4">5<text:tab/>ESTCMP025<text:tab/>Engenharia De Software<text:tab/>4<text:tab/>60</text:p>
      <text:p text:style-name="P1">5<text:tab/>ESTCMP101<text:tab/>Governança De Tecnologia Da Informação E Comunicação<text:tab/>4<text:tab/>60</text:p>
      <text:p text:style-name="P2">5<text:tab/>ESTCMP027<text:tab/>Interação Homem - Computador<text:tab/>4<text:tab/>60</text:p>
      <text:p text:style-name="P3">5<text:tab/>ESTCMP013<text:tab/>Projeto E Análise De Algoritmos<text:tab/>3<text:tab/>60</text:p>
      <text:p text:style-name="P1">5<text:tab/>ESTCMP020<text:tab/>Sistemas Paralelos E Distribuidos<text:tab/>3<text:tab/>60</text:p>
      <text:p text:style-name="P4">6<text:tab/>ESTCMP031<text:tab/>Inteligência Artificial I<text:tab/>4<text:tab/>60</text:p>
      <text:p text:style-name="P2">6<text:tab/>ESTCMP051<text:tab/>Metodologia Ciêntifica Para Computação<text:tab/>2<text:tab/>30</text:p>
      <text:p text:style-name="P1">6<text:tab/>ESTCMP064<text:tab/>Oficina De Desenvolvimento De Sistemas I<text:tab/>3<text:tab/>60</text:p>
      <text:p text:style-name="P1">6<text:tab/>ESTCMP018<text:tab/>Segurança De Informação I<text:tab/>4<text:tab/>60</text:p>
      <text:p text:style-name="P1">6<text:tab/>ESTCMP038<text:tab/>Sistemas Integrados De Hardware E Software I<text:tab/>4<text:tab/>90</text:p>
      <text:p text:style-name="P1">6<text:tab/>ESTCMP026<text:tab/>Tópicos Especiais Em Engenharia De Software<text:tab/>3<text:tab/>60</text:p>
      <text:p text:style-name="P1">7<text:tab/>ESTCMP080<text:tab/>Estágio Supervisionado Em Sistemas De Informação I<text:tab/>5<text:tab/>150</text:p>
      <text:p text:style-name="P1">7<text:tab/>ESTCMP065<text:tab/>Oficina De Desenvolvimento De Sistemas Ii<text:tab/>3<text:tab/>60</text:p>
      <text:p text:style-name="P1">7<text:tab/>ESTCMP052<text:tab/>Trabalho De Conclusão De Curso I<text:tab/>2<text:tab/>30</text:p>
      <text:p text:style-name="P1">7<text:tab/>ESTCMP068<text:tab/>Tópicos Especiais Para Computação I<text:tab/>4<text:tab/>60</text:p>
      <text:p text:style-name="P1">8<text:tab/>ESTCMP081<text:tab/>Estágio Supervisionado Em Sistemas De Informação Ii<text:tab/>5<text:tab/>150</text:p>
      <text:p text:style-name="P1">8<text:tab/>ESTCMP066<text:tab/>Oficina De Desenvolvimento De Sistemas Iii<text:tab/>3<text:tab/>60</text:p>
      <text:p text:style-name="P1">8<text:tab/>ESTCMP053<text:tab/>Trabalho De Conclusão De Curso Ii<text:tab/>2<text:tab/>30</text:p>
      <text:p text:style-name="P1">8<text:tab/>ESTCMP069<text:tab/>Tópicos Especiais Para Computação I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3:12:13.334132668</meta:creation-date>
    <dc:date>2019-07-09T00:50:58.585274852</dc:date>
    <meta:editing-duration>PT6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6" meta:word-count="390" meta:character-count="2239" meta:non-whitespace-character-count="1889"/>
  </office:meta>
</office:document-meta>
</file>